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.9.2012 klo14.15</text:p>
      <text:p text:style-name="Standard"/>
      <text:p text:style-name="Standard"/>
      <text:p text:style-name="Standard">run:</text:p>
      <text:p text:style-name="Standard">Muodostetaan sanajoukkojen lista kyselemällä sanapareja </text:p>
      <text:p text:style-name="Standard">Tyhjä arvo lopettaa</text:p>
      <text:p text:style-name="Standard">Anna kysyttävä sana: 1</text:p>
      <text:p text:style-name="Standard">Anna vastine: 1</text:p>
      <text:p text:style-name="Standard">Syötetty: 1 <text:s/>-&gt; <text:s/>1</text:p>
      <text:p text:style-name="Standard">Anna kysyttävä sana: 2</text:p>
      <text:p text:style-name="Standard">Anna vastine: 2</text:p>
      <text:p text:style-name="Standard">Syötetty: 2 <text:s/>-&gt; <text:s/>2</text:p>
      <text:p text:style-name="Standard">Anna kysyttävä sana: </text:p>
      <text:p text:style-name="Standard">Syötetty: <text:s text:c="2"/>-&gt; <text:s/></text:p>
      <text:p text:style-name="Standard">Listan sisältö</text:p>
      <text:p text:style-name="Standard">2 --&gt; [2]</text:p>
      <text:p text:style-name="Standard">1 --&gt; [1]</text:p>
      <text:p text:style-name="Standard"/>
      <text:p text:style-name="Standard">Kyseltäviä sanoja: 2</text:p>
      <text:p text:style-name="Standard">Kysellään listan kysymyksiä </text:p>
      <text:p text:style-name="Standard">Tyhjä vastaus lopettaa</text:p>
      <text:p text:style-name="Standard">Montako peräkkäistä oikeaa vastausta vaaditaan (luvut 1-3 kelpaavat)?: 2</text:p>
      <text:p text:style-name="Standard">1 ?: 2</text:p>
      <text:p text:style-name="Standard">Väärin</text:p>
      <text:p text:style-name="Standard">Oikeat vastaukset ovat: [1]</text:p>
      <text:p text:style-name="Standard">Tämän sanajoukon oikeiden vastausten lukumäärä: 0</text:p>
      <text:p text:style-name="Standard">Tämän sanajoukon väärien vastausten lukumäärä: <text:s/>1</text:p>
      <text:p text:style-name="Standard">Kyseltäviä sanoja jäljellä: 2</text:p>
      <text:p text:style-name="Standard">1 ?: 1</text:p>
      <text:p text:style-name="Standard">Oikein</text:p>
      <text:p text:style-name="Standard">Tämän sanajoukon oikeiden vastausten lukumäärä: 1</text:p>
      <text:p text:style-name="Standard">Tämän sanajoukon väärien vastausten lukumäärä: <text:s/>1</text:p>
      <text:p text:style-name="Standard">Kyseltäviä sanoja jäljellä: 2</text:p>
      <text:p text:style-name="Standard">2 ?: 2</text:p>
      <text:p text:style-name="Standard">Oikein</text:p>
      <text:p text:style-name="Standard">Tämän sanajoukon oikeiden vastausten lukumäärä: 1</text:p>
      <text:p text:style-name="Standard">Tämän sanajoukon väärien vastausten lukumäärä: <text:s/>0</text:p>
      <text:p text:style-name="Standard">Kyseltäviä sanoja jäljellä: 2</text:p>
      <text:p text:style-name="Standard">1 ?: 3</text:p>
      <text:p text:style-name="Standard">Väärin</text:p>
      <text:p text:style-name="Standard">Oikeat vastaukset ovat: [1]</text:p>
      <text:p text:style-name="Standard">Tämän sanajoukon oikeiden vastausten lukumäärä: 0</text:p>
      <text:p text:style-name="Standard">Tämän sanajoukon väärien vastausten lukumäärä: <text:s/>2</text:p>
      <text:p text:style-name="Standard">Kyseltäviä sanoja jäljellä: 2</text:p>
      <text:p text:style-name="Standard">2 ?: 3</text:p>
      <text:p text:style-name="Standard">Väärin</text:p>
      <text:p text:style-name="Standard">Oikeat vastaukset ovat: [2]</text:p>
      <text:p text:style-name="Standard">Tämän sanajoukon oikeiden vastausten lukumäärä: 0</text:p>
      <text:p text:style-name="Standard">Tämän sanajoukon väärien vastausten lukumäärä: <text:s/>1</text:p>
      <text:p text:style-name="Standard">Kyseltäviä sanoja jäljellä: 2</text:p>
      <text:p text:style-name="Standard">2 ?: 7</text:p>
      <text:p text:style-name="Standard">Väärin</text:p>
      <text:p text:style-name="Standard"><text:soft-page-break/>Oikeat vastaukset ovat: [2]</text:p>
      <text:p text:style-name="Standard">Tämän sanajoukon oikeiden vastausten lukumäärä: 0</text:p>
      <text:p text:style-name="Standard">Tämän sanajoukon väärien vastausten lukumäärä: <text:s/>2</text:p>
      <text:p text:style-name="Standard">Kyseltäviä sanoja jäljellä: 2</text:p>
      <text:p text:style-name="Standard">1 ?: 4</text:p>
      <text:p text:style-name="Standard">Väärin</text:p>
      <text:p text:style-name="Standard">Oikeat vastaukset ovat: [1]</text:p>
      <text:p text:style-name="Standard">Tämän sanajoukon oikeiden vastausten lukumäärä: 0</text:p>
      <text:p text:style-name="Standard">Tämän sanajoukon väärien vastausten lukumäärä: <text:s/>3</text:p>
      <text:p text:style-name="Standard">Kyseltäviä sanoja jäljellä: 2</text:p>
      <text:p text:style-name="Standard">1 ?: 1</text:p>
      <text:p text:style-name="Standard">Oikein</text:p>
      <text:p text:style-name="Standard">Tämän sanajoukon oikeiden vastausten lukumäärä: 1</text:p>
      <text:p text:style-name="Standard">Tämän sanajoukon väärien vastausten lukumäärä: <text:s/>3</text:p>
      <text:p text:style-name="Standard">Kyseltäviä sanoja jäljellä: 2</text:p>
      <text:p text:style-name="Standard">2 ?: 2</text:p>
      <text:p text:style-name="Standard">Oikein</text:p>
      <text:p text:style-name="Standard">Tämän sanajoukon oikeiden vastausten lukumäärä: 1</text:p>
      <text:p text:style-name="Standard">Tämän sanajoukon väärien vastausten lukumäärä: <text:s/>2</text:p>
      <text:p text:style-name="Standard">Kyseltäviä sanoja jäljellä: 2</text:p>
      <text:p text:style-name="Standard">1 ?: 1</text:p>
      <text:p text:style-name="Standard">Oikein</text:p>
      <text:p text:style-name="Standard">Tämän sanajoukon oikeiden vastausten lukumäärä: 2</text:p>
      <text:p text:style-name="Standard">Tämän sanajoukon väärien vastausten lukumäärä: <text:s/>3</text:p>
      <text:p text:style-name="Standard">Kyseltäviä sanoja jäljellä: 1</text:p>
      <text:p text:style-name="Standard">2 ?: 2</text:p>
      <text:p text:style-name="Standard">Oikein</text:p>
      <text:p text:style-name="Standard">Tämän sanajoukon oikeiden vastausten lukumäärä: 2</text:p>
      <text:p text:style-name="Standard">Tämän sanajoukon väärien vastausten lukumäärä: <text:s/>2</text:p>
      <text:p text:style-name="Standard">Kyseltäviä sanoja jäljellä: 0</text:p>
      <text:p text:style-name="Standard">Kaikkiin kysymyksiin on saatu 2 peräkkäistä oikeata vastausta</text:p>
      <text:p text:style-name="Standard">==================KIERROS PÄÄTTYI==================</text:p>
      <text:p text:style-name="Standard">============= JATKETAANKO? VASTAA k/e =============</text:p>
      <text:p text:style-name="Standard">===================================================</text:p>
      <text:p text:style-name="Standard">Jatketaanko uudella kierroksella (k/e): k</text:p>
      <text:p text:style-name="Standard">Montako peräkkäistä oikeaa vastausta vaaditaan (luvut 1-3 kelpaavat)?: 2</text:p>
      <text:p text:style-name="Standard">2 ?: 1</text:p>
      <text:p text:style-name="Standard">Väärin</text:p>
      <text:p text:style-name="Standard">Oikeat vastaukset ovat: [2]</text:p>
      <text:p text:style-name="Standard">Tämän sanajoukon oikeiden vastausten lukumäärä: 0</text:p>
      <text:p text:style-name="Standard">Tämän sanajoukon väärien vastausten lukumäärä: <text:s/>1</text:p>
      <text:p text:style-name="Standard">Kyseltäviä sanoja jäljellä: 2</text:p>
      <text:p text:style-name="Standard">2 ?: 2</text:p>
      <text:p text:style-name="Standard">Oikein</text:p>
      <text:p text:style-name="Standard">Tämän sanajoukon oikeiden vastausten lukumäärä: 1</text:p>
      <text:p text:style-name="Standard">Tämän sanajoukon väärien vastausten lukumäärä: <text:s/>1</text:p>
      <text:p text:style-name="Standard">Kyseltäviä sanoja jäljellä: 2</text:p>
      <text:p text:style-name="Standard">2 ?: 2</text:p>
      <text:p text:style-name="Standard">Oikein</text:p>
      <text:p text:style-name="Standard">Tämän sanajoukon oikeiden vastausten lukumäärä: 2</text:p>
      <text:p text:style-name="Standard">Tämän sanajoukon väärien vastausten lukumäärä: <text:s/>1</text:p>
      <text:p text:style-name="Standard">Kyseltäviä sanoja jäljellä: 1</text:p>
      <text:p text:style-name="Standard"><text:soft-page-break/>1 ?: 2</text:p>
      <text:p text:style-name="Standard">Väärin</text:p>
      <text:p text:style-name="Standard">Oikeat vastaukset ovat: [1]</text:p>
      <text:p text:style-name="Standard">Tämän sanajoukon oikeiden vastausten lukumäärä: 0</text:p>
      <text:p text:style-name="Standard">Tämän sanajoukon väärien vastausten lukumäärä: <text:s/>1</text:p>
      <text:p text:style-name="Standard">Kyseltäviä sanoja jäljellä: 1</text:p>
      <text:p text:style-name="Standard">1 ?: </text:p>
      <text:p text:style-name="Standard">==================KIERROS PÄÄTTYI==================</text:p>
      <text:p text:style-name="Standard">============= JATKETAANKO? VASTAA k/e =============</text:p>
      <text:p text:style-name="Standard">===================================================</text:p>
      <text:p text:style-name="Standard">Jatketaanko uudella kierroksella (k/e): e</text:p>
      <text:p text:style-name="Standard">BUILD SUCCESSFUL (total time: 4 minutes 21 secon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ki Tuomisto</meta:initial-creator>
    <meta:creation-date>2012-09-25T14:21:59</meta:creation-date>
    <meta:printed-by>Heikki Tuomisto</meta:printed-by>
    <meta:print-date>2012-09-25T14:23:13</meta:print-date>
    <dc:date>2012-09-25T14:56:06</dc:date>
    <dc:creator>Heikki Tuomisto</dc:creator>
    <meta:editing-duration>PT18M57S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3" meta:paragraph-count="113" meta:word-count="428" meta:character-count="3269" meta:non-whitespace-character-count="3269"/>
  </office:meta>
</office:document-meta>
</file>